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08726c" officeooo:paragraph-rsid="0008726c"/>
    </style:style>
    <style:style style:name="P4" style:family="paragraph" style:parent-style-name="Normal">
      <style:text-properties officeooo:rsid="0008726c" officeooo:paragraph-rsid="0008d3ec"/>
    </style:style>
    <style:style style:name="P5" style:family="paragraph" style:parent-style-name="Normal">
      <style:text-properties officeooo:paragraph-rsid="0008726c"/>
    </style:style>
    <style:style style:name="P6" style:family="paragraph" style:parent-style-name="Normal">
      <style:text-properties officeooo:rsid="0008d3ec" officeooo:paragraph-rsid="0008d3ec"/>
    </style:style>
    <style:style style:name="P7" style:family="paragraph" style:parent-style-name="Normal">
      <style:text-properties officeooo:rsid="000a0101" officeooo:paragraph-rsid="000a0101"/>
    </style:style>
    <style:style style:name="P8" style:family="paragraph" style:parent-style-name="Normal">
      <style:text-properties officeooo:rsid="000ba662" officeooo:paragraph-rsid="000ba662"/>
    </style:style>
    <style:style style:name="P9" style:family="paragraph" style:parent-style-name="Normal">
      <style:text-properties officeooo:rsid="000bede5" officeooo:paragraph-rsid="000bede5"/>
    </style:style>
    <style:style style:name="P10" style:family="paragraph" style:parent-style-name="Normal">
      <style:text-properties officeooo:paragraph-rsid="000bede5"/>
    </style:style>
    <style:style style:name="P11" style:family="paragraph" style:parent-style-name="Normal">
      <style:text-properties officeooo:rsid="000c49a2" officeooo:paragraph-rsid="000c49a2"/>
    </style:style>
    <style:style style:name="P12" style:family="paragraph" style:parent-style-name="Normal">
      <style:paragraph-properties fo:break-before="page"/>
      <style:text-properties officeooo:rsid="0008d3ec" officeooo:paragraph-rsid="0008d3ec"/>
    </style:style>
    <style:style style:name="P13" style:family="paragraph" style:parent-style-name="Normal">
      <style:paragraph-properties fo:break-before="page"/>
      <style:text-properties officeooo:rsid="000c49a2" officeooo:paragraph-rsid="000c49a2"/>
    </style:style>
    <style:style style:name="T1" style:family="text">
      <style:text-properties officeooo:rsid="0008726c"/>
    </style:style>
    <style:style style:name="T2" style:family="text">
      <style:text-properties officeooo:rsid="0008d3ec"/>
    </style:style>
    <style:style style:name="T3" style:family="text">
      <style:text-properties officeooo:rsid="000bed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8</text:p>
      <text:p text:style-name="Subtitle">Meet the Kernal</text:p>
      <text:p text:style-name="Normal">[Title slide]</text:p>
      <text:p text:style-name="Normal">Hi there! This is Matt Heffernan. Welcome back to my channel. This is the eigh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text:span text:style-name="T1">In this episode, we are going to say “hello” to VERA, a special component that was created for the X16 that handles all the things that are no longer being produced to be compatible with 8-bit systems. The most visible thing VERA does is, well, the video. So that’s what we are going to learn about today: how to configure and update the display of the X16 by using the VERA directly.</text:span></text:p>
      <text:p text:style-name="Normal">[Cut to slide 2: <text:span text:style-name="T1">VERA</text:span>]</text:p>
      <text:p text:style-name="P5"><text:span text:style-name="T1">So what exactly is VERA? Well, it’s short for Versatile Embedded Retro Adapter, and its a daughter board that is mounted in parallel to the X16 motherboard and is connected to the 65C02 data bus. It is based on a Field-Programmable Gate Array, or FPGA, which is a chip that can be programmed to implement any digital circuit. This way, it could be designed specifically to work with the X16 and can provide all the missing components needed to complete this 8-bit dream computer.</text:span></text:p>
      <text:p text:style-name="P3">For the graphics, it puts out a 640x480 256-color display signal at 60 Hz, which can be connected to a standard VGA monitor or a NTSC TV through either composite video or S-Video connections. It even supports interlaced graphics through the VGA connector for certain vintage monitors. If you don’t live in North America or Japan, the NTSC TV connections likely won’t work with your TV’s analog inputs, so you’ll need to use a VGA monitor. But, for now, anybody can use the emulator, just as we have been for this series.</text:p>
      <text:p text:style-name="P3">The color palette uses 12-bit colors to define all 256 colors however you wish, and the display can be composed of layers containing bitmaps, tiles, text and sprites.</text:p>
      <text:p text:style-name="P4">Beyond video, the VERA also provides an interface to an SD Card and two kinds of audio output, which will all be in a later video. Right now, let’s get to the basic of how a program can interface with VERA.</text:p>
      <text:p text:style-name="P4">[<text:span text:style-name="T2">Cut to slide 3 – memory map]</text:span></text:p>
      <text:p text:style-name="P6">Let’s take a look at the X16 memory map again. That orange segment starting at hex 9F00 is for hardware I/O, and the entire VERA interface is mapped to there.</text:p>
      <text:p text:style-name="P12">[Cut to slide 4 – registers]</text:p>
      <text:p text:style-name="P6">All that the CPU can access of the VERA directly is a set of 32 8-bit registers. Every change and update to what you see is done by storing values to these registers. VERA has its own separate memory called VRAM or Video Random Access Memory. This serves pretty much the same purpose as the VRAM in your modern computer’s display adapter, but the VERA memory is structured in a way that makes it possible for an 8-bit computer to use it. VRAM has a 17-bit address space with two 8-bit data channels that can be connected to the X16 data bus. It also has two more 8-bit channels that are used for sound and the SD card, but that, again, is outside the scope of this video. Today, we are just going to be looking at how to access VRAM and deal with those 17-bit addresses.</text:p>
      <text:p text:style-name="P7">[Cut to slide 5 – VRAM Interface]</text:p>
      <text:p text:style-name="P8">The first step for any VRAM access is to specify which data port you are using. This is done with the VERA Control port at hex 9F25 by setting bit 0 to the desired port. This means that any address you store in the address registers will be for that port. If you flip that address selection bit, you can specify an entirely different address for the other port. As the addresses are 17 bits, they require three different registers to specify them. Bit 16 of the address must be written to bit zero of hex 9F22, which is the Address-High register, or you could just call it the “bank” register as that’s how the bit is handled by the assembler. This register also lets you specify a stride value that updates the VRAM address for the port each time it is accessed by the data bus. <text:span text:style-name="T3">The next two registers are for the lower 16 bits of the address. Once the address is set for a port, you can access it through the corresponding data register, with data port 0 at hex 9F23 and port 1 at 9F24. The ports can be used independently of each other, but just seeing the registers doesn’t really explain it.</text:span></text:p>
      <text:p text:style-name="P9">[Cut to slide 6 – read and write]</text:p>
      <text:p text:style-name="P9">Instead, let’s take a look at how these registers are actually used. For this case study, let’s say we want to copy a single byte in VRAM from hex address 02468 to 13579. If this was regular RAM, we would do this with a single load/store pair. Even if it was between two different memory banks, it still would be trivial. But for VRAM, we need to set up the address registers for each location. To make it slightly cleaner, we use port 0 for the source address and port 1 for the destination. So, first we need to define all the register addresses we are going to need, then constants for the VRAM addresses.</text:p>
      <text:p text:style-name="P10"><text:span text:style-name="T3">At “start”, we store zero to VERA_ctrl to specify data port 0. Then, we store the source address into the three address registers. For bit 16, we use the caret to get the “bank” portion of the VRAM address, which would normally give you the highest 8 bits of a 24-bit value. But here there is only 1 bit above the bottom sixteen, so that’s what the caret gives you. The remaining 16 bits are accessed with the angle braces as in regular 16-bit values. To set up port 0, we then write a one to VERA_ctrl and store the destination address in the three address registers. Finally, with both ports finally set up with the required addresses, we can do the copy with a simple load from data port 0 and a store to data port 1.</text:span></text:p>
      <text:p text:style-name="P11">I know, this seems like a lot of code to just copy a single byte, but the reality is that this is not a common use case. Generally, you are copying arrays of data, and usually between regular memory and VRAM, so only one port is needed. Either way, striding is what makes it efficient.</text:p>
      <text:p text:style-name="P13">[Cut to slide 7 – Striding]</text:p>
      <text:p text:style-name="P11"/>
      <text:p text:style-name="P1"/>
      <text:p text:style-name="Normal"><text:s/>[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2-16T15:15:00Z</meta:creation-date>
    <dc:date>2021-02-17T01:02:57.868034597</dc:date>
    <meta:editing-cycles>7</meta:editing-cycles>
    <meta:editing-duration>PT28M46S</meta:editing-duration>
    <meta:document-statistic meta:table-count="0" meta:image-count="0" meta:object-count="0" meta:page-count="4" meta:paragraph-count="24" meta:word-count="1332" meta:character-count="7188" meta:non-whitespace-character-count="5874"/>
    <meta:template xlink:type="simple" xlink:actuate="onRequest" xlink:title="" xlink:href="Normal.dotm"/>
  </office:meta>
</office:document-meta>
</file>